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978cm"/>
    </style:style>
    <style:style style:family="table-column" style:name="co2">
      <style:table-column-properties fo:break-before="auto" style:column-width="1.706cm"/>
    </style:style>
    <style:style style:family="table-column" style:name="co3">
      <style:table-column-properties fo:break-before="auto" style:column-width="0.559cm"/>
    </style:style>
    <style:style style:family="table-column" style:name="co4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6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6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021"/>
        <table:table-row table:style-name="ro1">
          <table:table-cell ns41:value-type="string" table:style-name="TL Title" office:value-type="string">
            <office:annotation draw:style-name="gr1" svg:height="1.139cm" draw:caption-point-y="-0.042cm" svg:width="3.581cm" svg:x="9.398cm" draw:caption-point-x="-0.43cm" svg:y="0.052cm" draw:text-style-name="P1">
              <dc:creator>CDM</dc:creator>
              <dc:date>2014-12-12T00:00:00</dc:date>
              <text:p text:style-name="P1"><text:span text:style-name="T1">Noot 1) <text:s/>Excl. tijdelijk in militaire dienst.</text:span></text:p>
            </office:annotation>
            <text:p>Tabel 6. Personen werkzaam in overheidsdienst naar bedrijfsklasse en geslacht</text:p>
          </table:table-cell>
          <table:table-cell table:style-name="ce10" table:number-columns-repeated="13"/>
          <table:table-cell table:style-name="ce33"/>
          <table:table-cell table:style-name="ce2" table:number-columns-repeated="1009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5" table:style-name="TL RowProperty" table:number-columns-spanned="2" office:value-type="string">
            <text:p>Bedrijfklasse</text:p>
          </table:table-cell>
          <table:covered-table-cell table:style-name="ce11"/>
          <table:table-cell table:style-name="ce2"/>
          <table:table-cell ns41:value-type="string" table:number-rows-spanned="4" table:style-name="TL ColHeader" table:number-columns-spanned="2" office:value-type="string">
            <text:p>In dienst van het Rijk</text:p>
          </table:table-cell>
          <table:covered-table-cell table:style-name="ce25"/>
          <table:table-cell ns41:value-type="string" table:number-rows-spanned="4" table:style-name="TL ColHeader" table:number-columns-spanned="2" office:value-type="string">
            <text:p>In dienst van een Provincie</text:p>
          </table:table-cell>
          <table:covered-table-cell table:style-name="ce25"/>
          <table:table-cell ns41:value-type="string" table:number-rows-spanned="4" table:style-name="TL ColHeader" table:number-columns-spanned="2" office:value-type="string">
            <text:p>In dienst van een Gemeente</text:p>
          </table:table-cell>
          <table:covered-table-cell table:style-name="ce25"/>
          <table:table-cell ns41:value-type="string" table:number-rows-spanned="4" table:style-name="TL ColHeader" table:number-columns-spanned="2" office:value-type="string">
            <text:p>In dienst van een waterschap,veen-schap of veenpolder</text:p>
          </table:table-cell>
          <table:covered-table-cell table:style-name="ce25"/>
          <table:table-cell ns41:value-type="string" table:number-rows-spanned="4" table:style-name="TL ColHeader" table:number-columns-spanned="2" office:value-type="string">
            <text:p>In dienst van een publierechtelijke bedrijfsorg.(K.v.K., Vakgr. e.d.)</text:p>
          </table:table-cell>
          <table:covered-table-cell table:style-name="ce25"/>
          <table:table-cell ns41:value-type="string" table:number-rows-spanned="4" table:style-name="TL ColHeader" table:number-columns-spanned="2" office:value-type="string">
            <text:p>Totaal</text:p>
          </table:table-cell>
          <table:covered-table-cell table:style-name="ce32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style-name="TL ColHeader" table:number-columns-repeated="10"/>
          <table:covered-table-cell table:style-name="ce34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style-name="TL ColHeader" table:number-columns-repeated="10"/>
          <table:covered-table-cell table:style-name="ce34"/>
          <table:table-cell table:style-name="ce2" table:number-columns-repeated="1009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18"/>
          <table:covered-table-cell table:style-name="TL ColHeader" table:number-columns-repeated="10"/>
          <table:covered-table-cell table:style-name="ce34"/>
          <table:table-cell table:style-name="ce2" table:number-columns-repeated="1009"/>
        </table:table-row>
        <table:table-row table:style-name="ro1">
          <table:covered-table-cell table:style-name="ce5"/>
          <table:covered-table-cell table:style-name="ce13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39" table:number-columns-repeated="2"/>
          <table:table-cell table:style-name="ce2" table:number-columns-repeated="1007"/>
        </table:table-row>
        <table:table-row table:style-name="ro1">
          <table:table-cell table:number-columns-repeated="3"/>
          <table:table-cell table:style-name="ce20" table:number-columns-repeated="12"/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Vervaardiging van aardewerk, glas, kalk, sten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Data" office:value-type="string">
            <text:p>l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" office:value-type="float">
            <text:p>4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Bewerking v. diamant e.a. edelsten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Grafische nijverheid, fotografie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9" office:value-type="float">
            <text:p>5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Bouwnijverheid en aanverw. Bedrijv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171" office:value-type="float">
            <text:p>19171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803" office:value-type="float">
            <text:p>25803</text:p>
          </table:table-cell>
          <table:table-cell ns41:value-type="float" table:style-name="TL Data" office:value="517" office:value-type="float">
            <text:p>51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53" office:value-type="float">
            <text:p>1853</text:p>
          </table:table-cell>
          <table:table-cell ns41:value-type="float" table:style-name="TL Data" office:value="59" office:value-type="float">
            <text:p>5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Bewerking van hout, kurk, stro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" office:value-type="float">
            <text:p>8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365" office:value-type="float">
            <text:p>36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9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Leder, wasdoek-, rubbernijverheid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Mijnbouw, veenderijen, enz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4429" office:value-type="float">
            <text:p>2442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525" office:value-type="float">
            <text:p>24525</text:p>
          </table:table-cell>
          <table:table-cell ns41:value-type="float" table:style-name="TL Data" office:value="221" office:value-type="float">
            <text:p>22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Metaalnijverheid, scheepsbouw, enz.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4101" office:value-type="float">
            <text:p>410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17" office:value-type="float">
            <text:p>5917</text:p>
          </table:table-cell>
          <table:table-cell ns41:value-type="float" table:style-name="TL Data" office:value="108" office:value-type="float">
            <text:p>108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Textielnijverheid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Gas-, electriciteits-, en waterl.bedrijv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9273" office:value-type="float">
            <text:p>19273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2370" office:value-type="float">
            <text:p>22370</text:p>
          </table:table-cell>
          <table:table-cell ns41:value-type="float" table:style-name="TL Data" office:value="800" office:value-type="float">
            <text:p>800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Bereiding v. voedings- en genotmidd.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87" office:value-type="float">
            <text:p>8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Totaal nijverheid</text:p>
          </table:table-cell>
          <table:table-cell ns41:value-type="string" table:style-name="TL RowHeader" office:value-type="string">
            <text:p>01 t/m 17</text:p>
          </table:table-cell>
          <table:table-cell/>
          <table:table-cell ns41:value-type="float" table:style-name="TL Data" office:value="35329" office:value-type="float">
            <text:p>3532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790" office:value-type="float">
            <text:p>279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2231" office:value-type="float">
            <text:p>42231</text:p>
          </table:table-cell>
          <table:table-cell ns41:value-type="float" table:style-name="TL Data" office:value="1628" office:value-type="float">
            <text:p>1628</text:p>
          </table:table-cell>
          <table:table-cell ns41:value-type="float" table:style-name="TL Data" office:value="2969" office:value-type="float">
            <text:p>29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3541" office:value-type="float">
            <text:p>83541</text:p>
          </table:table-cell>
          <table:table-cell ns41:value-type="float" table:style-name="TL Data" office:value="2239" office:value-type="float">
            <text:p>2239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1619" office:value-type="float">
            <text:p>161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96" office:value-type="float">
            <text:p>38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41" office:value-type="float">
            <text:p>5641</text:p>
          </table:table-cell>
          <table:table-cell ns41:value-type="float" table:style-name="TL Data" office:value="96" office:value-type="float">
            <text:p>96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Visserij en jacht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" office:value-type="float">
            <text:p>2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Overige handel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1859" office:value-type="float">
            <text:p>185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91" office:value-type="float">
            <text:p>3191</text:p>
          </table:table-cell>
          <table:table-cell ns41:value-type="float" table:style-name="TL Data" office:value="551" office:value-type="float">
            <text:p>55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Verkeer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41745" office:value-type="float">
            <text:p>41745</text:p>
          </table:table-cell>
          <table:table-cell ns41:value-type="float" table:style-name="TL Data" office:value="8815" office:value-type="float">
            <text:p>881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687" office:value-type="float">
            <text:p>668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223" office:value-type="float">
            <text:p>49223</text:p>
          </table:table-cell>
          <table:table-cell ns41:value-type="float" table:style-name="TL Data" office:value="9024" office:value-type="float">
            <text:p>9024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Crediet- en bankwez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1602" office:value-type="float">
            <text:p>160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716" office:value-type="float">
            <text:p>1716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Verzekeringswez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3486" office:value-type="float">
            <text:p>3486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95" office:value-type="float">
            <text:p>3495</text:p>
          </table:table-cell>
          <table:table-cell ns41:value-type="float" table:style-name="TL Data" office:value="1517" office:value-type="float">
            <text:p>1517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Overheidsdiensten, vrije beroepen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100682" office:value-type="float">
            <text:p>100682</text:p>
          </table:table-cell>
          <table:table-cell ns41:value-type="float" table:style-name="TL Data" office:value="18387" office:value-type="float">
            <text:p>18387</text:p>
          </table:table-cell>
          <table:table-cell ns41:value-type="float" table:style-name="TL Data" office:value="2173" office:value-type="float">
            <text:p>217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50485" office:value-type="float">
            <text:p>50485</text:p>
          </table:table-cell>
          <table:table-cell ns41:value-type="float" table:style-name="TL Data" office:value="16343" office:value-type="float">
            <text:p>16343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816" office:value-type="float">
            <text:p>4816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59921" office:value-type="float">
            <text:p>159921</text:p>
          </table:table-cell>
          <table:table-cell ns41:value-type="float" table:style-name="TL Data" office:value="37725" office:value-type="float">
            <text:p>37725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Onderwijs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0" office:value-type="float">
            <text:p>0</text:p>
          </table:table-cell>
          <table:table-cell table:style-name="TL Data"/>
          <table:table-cell ns41:value-type="float" table:style-name="TL Data" office:value="9833" office:value-type="float">
            <text:p>9833</text:p>
          </table:table-cell>
          <table:table-cell ns41:value-type="float" table:style-name="TL Data" office:value="7457" office:value-type="float">
            <text:p>74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11" office:value-type="float">
            <text:p>13511</text:p>
          </table:table-cell>
          <table:table-cell ns41:value-type="float" table:style-name="TL Data" office:value="8311" office:value-type="float">
            <text:p>8311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ns41:value-type="string" table:style-name="TL RowHeader" office:value-type="string">
            <text:p>Eredienst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Huiselijke diensten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table:style-name="ce24" table:number-columns-repeated="2"/>
          <table:table-cell table:number-columns-repeated="1007"/>
        </table:table-row>
        <table:table-row table:style-name="ro1">
          <table:table-cell ns41:value-type="string" table:style-name="TL RowHeader" office:value-type="string">
            <text:p><text:s text:c="64"/>Totaal </text:p>
          </table:table-cell>
          <table:table-cell table:style-name="TL RowHeader"/>
          <table:table-cell/>
          <table:table-cell ns41:value-type="float" table:style-name="TL Data" office:value="190171" office:value-type="float">
            <text:p>190171</text:p>
          </table:table-cell>
          <table:table-cell ns41:value-type="float" table:style-name="TL Data" office:value="32217" office:value-type="float">
            <text:p>32217</text:p>
          </table:table-cell>
          <table:table-cell ns41:value-type="float" table:style-name="TL Data" office:value="5533" office:value-type="float">
            <text:p>5533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14773" office:value-type="float">
            <text:p>114773</text:p>
          </table:table-cell>
          <table:table-cell ns41:value-type="float" table:style-name="TL Data" office:value="25836" office:value-type="float">
            <text:p>25836</text:p>
          </table:table-cell>
          <table:table-cell ns41:value-type="float" table:style-name="TL Data" office:value="5082" office:value-type="float">
            <text:p>508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119" office:value-type="float">
            <text:p>5119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320678" office:value-type="float">
            <text:p>320678</text:p>
          </table:table-cell>
          <table:table-cell ns41:value-type="float" table:style-name="TL Data" office:value="61230" office:value-type="float">
            <text:p>61230</text:p>
          </table:table-cell>
          <table:table-cell table:style-name="ce24" table:number-columns-repeated="2"/>
          <table:table-cell table:number-columns-repeated="1007"/>
        </table:table-row>
        <table:table-row table:style-name="ro2">
          <table:table-cell table:number-columns-repeated="3"/>
          <table:table-cell table:style-name="ce24" table:number-columns-repeated="14"/>
          <table:table-cell table:number-columns-repeated="100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4:43:45.681000000</meta:creation-date>
    <dc:creator>Helpdesk</dc:creator>
    <dc:date>2004-12-16T15:05:31</dc:date>
    <meta:document-statistic meta:object-count="0" meta:cell-count="410" meta:table-count="1"/>
    <meta:generator>ODFPY/1.3.0dev</meta:generator>
  </office:meta>
</office:document-meta>
</file>